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2" svg:font-family="Tahoma"/>
    <style:font-face style:name="DejaVu Sans" svg:font-family="'DejaVu Sans'" style:font-family-generic="swiss"/>
    <style:font-face style:name="Waree" svg:font-family="Waree"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 fo:font-size="12pt" style:font-size-asian="12pt" style:font-size-complex="12pt"/>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style:background-transparency="100%" fo:padding="0cm" fo:border="none" style:shadow="none">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Body"><draw:frame draw:style-name="fr1" draw:name="Cadre1" text:anchor-type="paragraph" svg:x="7.909cm" svg:y="2.043cm" svg:width="7.631cm" svg:height="2.829cm" draw:z-index="1"><draw:text-box><text:p text:style-name="Frame_20_contents"><office:annotation><dc:creator>Gauthier Bastien</dc:creator><dc:date>2011-02-16T14:49:10</dc:date><text:p text:style-name="P4"><text:span text:style-name="T7">do text if not len(self.getApplicants()) &gt; 1</text:span></text:p><text:p text:style-name="P4"><text:span text:style-name="T7">from xhtml(applicantobj.getSignaletic(withaddress=True,linebyline=True))</text:span></text:p></office:annotation><text:span text:style-name="T6">Titre Nom Prénom<text:line-break/>Adresse ligne1<text:line-break/>Adresse ligne2</text:span></text:p><text:p text:style-name="Frame_20_contents"><text:span text:style-name="T6"><office:annotation><dc:creator>Gauthier Bastien</dc:creator><dc:date>2011-02-17T09:18:17</dc:date><text:p text:style-name="P4"><text:span text:style-name="T7">do text if </text:span><text:span text:style-name="T8">len(self.getApplicants()) &gt; 1</text:span></text:p></office:annotation></text:span><text:span text:style-name="T6">&lt;%Titre%&gt; &lt;%Nom%&gt; &lt;%Prenom%&gt;<text:line-break/>&lt;%AdresseLigne1%&gt;<text:line-break/>&lt;%AdresseLigne2%&gt;</text:span></text:p><text:h text:style-name="Heading_20_2" text:outline-level="2">RECOMMANDE</text:h><text:p text:style-name="Standard"/><text:p text:style-name="Standard"/><text:p text:style-name="Standard"/><text:p text:style-name="P3"><office:annotation><dc:creator>Gauthier Bastien</dc:creator><dc:date>2011-02-17T09:18:17</dc:date><text:p text:style-name="P4"><text:span text:style-name="T7">do text if </text:span><text:span text:style-name="T8">len(self.getApplicants()) &gt; 1</text:span></text:p></office:annotation><text:text-input text:description="Plusieurs demandeurs">self.getMultipleApplicants()</text:text-input></text:p></draw:text-box></draw:frame><draw:frame draw:style-name="fr2" draw:name="Cadre2" text:anchor-type="as-char" svg:width="7.128cm" draw:z-index="0"><draw:text-box fo:min-height="5.226cm"><text:p text:style-name="P2"><office:annotation><dc:creator>Gauthier Bastien</dc:creator><dc:date>2011-01-13T14:56:41</dc:date><text:p text:style-name="P4"><text:span text:style-name="T9">do text</text:span></text:p><text:p text:style-name="P4"><text:span text:style-name="T9">from document(at=header, format='odt')</text:span></text:p></office:annotation><text:span text:style-name="T2">Import depuis header.odt</text:span></text:p></draw:text-box></draw:frame></text:p>
      <text:p text:style-name="UrbanBody"/>
      <text:p text:style-name="UrbanBody"/>
      <text:p text:style-name="UrbanTitle">Retrait et refus d'un permis d'urbanisme</text:p>
      <text:p text:style-name="UrbanBody"/>
      <text:p text:style-name="UrbanBody"><text:span text:style-name="T3"><office:annotation><dc:creator>Gauthier Bastien</dc:creator><dc:date>2011-01-13T14:56:41</dc:date><text:p text:style-name="P4"><text:span text:style-name="T9">do text</text:span></text:p><text:p text:style-name="P4"><text:span text:style-name="T9">from document(at=reference, format='odt')</text:span></text:p></office:annotation></text:span>Import depuis reference.odt</text:p>
      <text:p text:style-name="UrbanBody"/>
      <text:p text:style-name="UrbanBody"><office:annotation><dc:creator>Gauthier Bastien</dc:creator><dc:date>2011-02-16T16:12:24</dc:date><text:p text:style-name="P4"><text:span text:style-name="T12">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4"><text:span text:style-name="T11">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
      <text:p text:style-name="UrbanBody"/>
      <text:p text:style-name="UrbanBody"><office:annotation><dc:creator>Gauthier Bastien</dc:creator><dc:date>2011-02-21T09:23:46</dc:date><text:p text:style-name="P4"><text:span text:style-name="T10">do text if not len(self.getApplicants()) &gt; 1</text:span></text:p></office:annotation><text:tab/><text:text-input text:description="Titre du demandeur">applicantobj.getPersonTitleValue()</text:text-input>,</text:p>
      <text:p text:style-name="UrbanBody"><office:annotation><dc:creator>Gauthier Bastien</dc:creator><dc:date>2011-02-21T09:23:46</dc:date><text:p text:style-name="P4"><text:span text:style-name="T10">do text if len(self.getApplicants()) &gt; 1</text:span></text:p></office:annotation><text:span text:style-name="T5"><office:annotation><dc:creator>Gauthier Bastien</dc:creator><dc:date>2011-02-17T09:18:17</dc:date><text:p text:style-name="P4"><text:span text:style-name="T9">do text if </text:span><text:span text:style-name="T10">len(self.getApplicants()) &gt; 1</text:span></text:p></office:annotation></text:span><text:span text:style-name="T5"><text:tab/>&lt;%Titre%&gt;</text:span>,</text:p>
      <text:p text:style-name="UrbanBody"/>
      <text:p text:style-name="UrbanBody"><text:tab/>Suite à la suspension par décision du fonctionnaire délégué de votre permis d'urbanisme, nous vous prions de trouver sous ce pli un exemplaire de la décision du Collège Communal vous refusant le permis d'urbanisme sollicité.</text:p>
      <text:p text:style-name="UrbanBody"/>
      <text:p text:style-name="UrbanBody"><office:annotation><dc:creator>Gauthier Bastien</dc:creator><dc:date>2011-02-21T09:23:46</dc:date><text:p text:style-name="P4"><text:span text:style-name="T10">do text if not len(self.getApplicants()) &gt; 1</text:span></text:p></office:annotation><text:tab/>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4"><text:span text:style-name="T10">do text if len(self.getApplicants()) &gt; 1</text:span></text:p></office:annotation><text:tab/>Demeurant à votre disposition, nous vous prions d'agréer, <text:span text:style-name="T5">&lt;%Titre%&gt;</text:span>, nos salutations distinguées.</text:p>
      <text:p text:style-name="UrbanBody"/>
      <text:p text:style-name="UrbanBody"/>
      <text:p text:style-name="UrbanBody"><office:annotation><dc:creator>Gauthier Bastien</dc:creator><dc:date>2011-01-13T14:56:41</dc:date><text:p text:style-name="P4"><text:span text:style-name="T9">do text</text:span></text:p><text:p text:style-name="P4"><text:span text:style-name="T9">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2" svg:font-family="Tahoma"/>
    <style:font-face style:name="DejaVu Sans" svg:font-family="'DejaVu Sans'" style:font-family-generic="swiss"/>
    <style:font-face style:name="Waree" svg:font-family="Waree"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1"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1"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9-07-27T10:37:25</meta:creation-date>
    <dc:date>2011-08-10T11:39:18</dc:date>
    <dc:language>fr-FR</dc:language>
    <meta:editing-cycles>56</meta:editing-cycles>
    <meta:editing-duration>P1DT8H6M3S</meta:editing-duration>
    <dc:creator>sde </dc:creator>
    <meta:document-statistic meta:table-count="0" meta:image-count="0" meta:object-count="0" meta:page-count="1" meta:paragraph-count="19" meta:word-count="105" meta:character-count="960"/>
    <meta:user-defined meta:name="Info 1"/>
    <meta:user-defined meta:name="Info 2"/>
    <meta:user-defined meta:name="Info 3"/>
    <meta:user-defined meta:name="Info 4"/>
  </office:meta>
</office:document-meta>
</file>